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2efa7f" officeooo:paragraph-rsid="00605eed" style:font-size-asian="7pt" style:font-size-complex="7pt"/>
    </style:style>
    <style:style style:name="P2" style:family="paragraph" style:parent-style-name="Text_20_body">
      <style:text-properties officeooo:rsid="00685133" officeooo:paragraph-rsid="00685133"/>
    </style:style>
    <style:style style:name="P3" style:family="paragraph" style:parent-style-name="Text_20_body">
      <style:text-properties officeooo:rsid="00685133" officeooo:paragraph-rsid="006b38e5"/>
    </style:style>
    <style:style style:name="P4" style:family="paragraph" style:parent-style-name="Text_20_body">
      <style:text-properties officeooo:rsid="0043bdb6" officeooo:paragraph-rsid="00685133"/>
    </style:style>
    <style:style style:name="P5" style:family="paragraph" style:parent-style-name="Text_20_body">
      <style:text-properties officeooo:rsid="006c5347" officeooo:paragraph-rsid="006e87b2"/>
    </style:style>
    <style:style style:name="P6" style:family="paragraph" style:parent-style-name="Text_20_body">
      <style:text-properties officeooo:rsid="006c5347" officeooo:paragraph-rsid="0073a0ee"/>
    </style:style>
    <style:style style:name="P7" style:family="paragraph" style:parent-style-name="Text_20_body">
      <style:text-properties officeooo:rsid="007a9431" officeooo:paragraph-rsid="007f0c03"/>
    </style:style>
    <style:style style:name="P8" style:family="paragraph" style:parent-style-name="Text_20_body">
      <style:text-properties officeooo:rsid="0085e28e" officeooo:paragraph-rsid="0085e28e"/>
    </style:style>
    <style:style style:name="P9" style:family="paragraph" style:parent-style-name="Text_20_body">
      <style:text-properties officeooo:rsid="0085e28e" officeooo:paragraph-rsid="00913d1a"/>
    </style:style>
    <style:style style:name="P10" style:family="paragraph" style:parent-style-name="Text_20_body">
      <style:text-properties officeooo:rsid="0089ac31" officeooo:paragraph-rsid="0089ac31"/>
    </style:style>
    <style:style style:name="P11" style:family="paragraph" style:parent-style-name="Text_20_body">
      <style:text-properties officeooo:rsid="006e87b2" officeooo:paragraph-rsid="007bd0b3"/>
    </style:style>
    <style:style style:name="P12" style:family="paragraph" style:parent-style-name="Text_20_body">
      <style:text-properties officeooo:rsid="008bedc4" officeooo:paragraph-rsid="008be2bd"/>
    </style:style>
    <style:style style:name="P13" style:family="paragraph" style:parent-style-name="Text_20_body">
      <style:text-properties officeooo:rsid="008a2057" officeooo:paragraph-rsid="008dc2ee"/>
    </style:style>
    <style:style style:name="P14" style:family="paragraph" style:parent-style-name="Text_20_body">
      <style:text-properties officeooo:rsid="008dc2ee" officeooo:paragraph-rsid="008dc2ee"/>
    </style:style>
    <style:style style:name="P15" style:family="paragraph" style:parent-style-name="Text_20_body">
      <style:text-properties officeooo:rsid="00906bbe" officeooo:paragraph-rsid="008dc2ee"/>
    </style:style>
    <style:style style:name="P16" style:family="paragraph" style:parent-style-name="Text_20_body">
      <style:text-properties officeooo:rsid="008e5938" officeooo:paragraph-rsid="008e5938"/>
    </style:style>
    <style:style style:name="P17" style:family="paragraph" style:parent-style-name="Text_20_body">
      <style:text-properties officeooo:rsid="003ad5eb" officeooo:paragraph-rsid="009329b4"/>
    </style:style>
    <style:style style:name="P18" style:family="paragraph" style:parent-style-name="Text_20_body">
      <style:text-properties officeooo:rsid="0083ae2e" officeooo:paragraph-rsid="009428a6"/>
    </style:style>
    <style:style style:name="P19" style:family="paragraph" style:parent-style-name="Text_20_body">
      <style:text-properties officeooo:rsid="0083ae2e" officeooo:paragraph-rsid="0099c115"/>
    </style:style>
    <style:style style:name="P20" style:family="paragraph" style:parent-style-name="Text_20_body">
      <style:text-properties officeooo:rsid="0083ae2e" officeooo:paragraph-rsid="00a0b705"/>
    </style:style>
    <style:style style:name="P21" style:family="paragraph" style:parent-style-name="Text_20_body">
      <style:text-properties officeooo:rsid="0083ae2e" officeooo:paragraph-rsid="00b1bcce"/>
    </style:style>
    <style:style style:name="P22" style:family="paragraph" style:parent-style-name="Text_20_body">
      <style:text-properties officeooo:rsid="00996846" officeooo:paragraph-rsid="00996846"/>
    </style:style>
    <style:style style:name="P23" style:family="paragraph" style:parent-style-name="Text_20_body">
      <style:text-properties officeooo:rsid="006b38e5" officeooo:paragraph-rsid="009329b4"/>
    </style:style>
    <style:style style:name="P24" style:family="paragraph" style:parent-style-name="Text_20_body">
      <style:text-properties officeooo:rsid="00b1bcce" officeooo:paragraph-rsid="00b1bcce"/>
    </style:style>
    <style:style style:name="P25" style:family="paragraph" style:parent-style-name="Text_20_body">
      <style:text-properties style:font-name="Consolas" fo:font-size="9.5pt" officeooo:rsid="00847f35" officeooo:paragraph-rsid="009d0a02" style:font-size-asian="9.5pt" style:font-size-complex="9.5pt"/>
    </style:style>
    <style:style style:name="P26" style:family="paragraph" style:parent-style-name="Text_20_body">
      <style:text-properties officeooo:rsid="0087cafc" officeooo:paragraph-rsid="00913d1a"/>
    </style:style>
    <style:style style:name="P27" style:family="paragraph" style:parent-style-name="Standard">
      <style:text-properties officeooo:rsid="006c5347" officeooo:paragraph-rsid="007f0c03"/>
    </style:style>
    <style:style style:name="P28" style:family="paragraph" style:parent-style-name="Standard">
      <style:text-properties officeooo:rsid="006c5347" officeooo:paragraph-rsid="00706357"/>
    </style:style>
    <style:style style:name="P29" style:family="paragraph" style:parent-style-name="Standard">
      <style:text-properties fo:color="#000000" style:font-name="Consolas1" fo:font-size="9.5pt" officeooo:rsid="00685133" officeooo:paragraph-rsid="0069d660" fo:background-color="#ffffff" style:font-size-asian="9.5pt"/>
    </style:style>
    <style:style style:name="P30" style:family="paragraph" style:parent-style-name="Standard">
      <style:text-properties officeooo:rsid="0085e28e"/>
    </style:style>
    <style:style style:name="P31" style:family="paragraph" style:parent-style-name="Standard">
      <style:text-properties officeooo:rsid="0089ac31" officeooo:paragraph-rsid="0089ac31"/>
    </style:style>
    <style:style style:name="P32" style:family="paragraph" style:parent-style-name="Standard">
      <style:text-properties fo:color="#0000ff" style:font-name="Consolas1" fo:font-size="9.5pt" officeooo:rsid="00ac9467" officeooo:paragraph-rsid="00ac9467" fo:background-color="#ffffff" style:font-size-asian="9.5pt"/>
    </style:style>
    <style:style style:name="P33" style:family="paragraph" style:parent-style-name="Standard">
      <style:text-properties officeooo:rsid="008a2057" officeooo:paragraph-rsid="008dc2ee"/>
    </style:style>
    <style:style style:name="P34" style:family="paragraph" style:parent-style-name="Standard">
      <style:text-properties officeooo:rsid="007f0c03" officeooo:paragraph-rsid="00aabeeb"/>
    </style:style>
    <style:style style:name="P35" style:family="paragraph" style:parent-style-name="Standard">
      <style:text-properties officeooo:rsid="00ac9467" officeooo:paragraph-rsid="00ac9467"/>
    </style:style>
    <style:style style:name="P36" style:family="paragraph" style:parent-style-name="Preformatted_20_Text">
      <style:paragraph-properties fo:margin-left="0.5in" fo:margin-right="0in" fo:text-indent="0in" style:auto-text-indent="false"/>
    </style:style>
    <style:style style:name="P37" style:family="paragraph" style:parent-style-name="Preformatted_20_Text">
      <style:paragraph-properties fo:margin-left="0.5in" fo:margin-right="0in" fo:text-indent="0in" style:auto-text-indent="false"/>
      <style:text-properties officeooo:paragraph-rsid="00b9ee24"/>
    </style:style>
    <style:style style:name="P38" style:family="paragraph" style:parent-style-name="Preformatted_20_Text">
      <style:paragraph-properties fo:margin-left="0.5in" fo:margin-right="0in" fo:text-indent="0in" style:auto-text-indent="false"/>
      <style:text-properties officeooo:paragraph-rsid="00ba1c34"/>
    </style:style>
    <style:style style:name="P39" style:family="paragraph" style:parent-style-name="Preformatted_20_Text">
      <style:paragraph-properties fo:margin-left="0.5in" fo:margin-right="0in" fo:text-indent="0in" style:auto-text-indent="false"/>
      <style:text-properties fo:color="#008000" style:font-name="Consolas1" fo:font-size="9.5pt" officeooo:rsid="00b9ee24" fo:background-color="#ffffff" style:font-size-asian="9.5pt"/>
    </style:style>
    <style:style style:name="P40" style:family="paragraph" style:parent-style-name="Standard">
      <style:paragraph-properties fo:margin-left="0.5in" fo:margin-right="0in" fo:text-indent="0in" style:auto-text-indent="false"/>
    </style:style>
    <style:style style:name="P41" style:family="paragraph" style:parent-style-name="Text_20_body" style:list-style-name="L1">
      <style:text-properties officeooo:rsid="008e5938" officeooo:paragraph-rsid="008e5938"/>
    </style:style>
    <style:style style:name="P42" style:family="paragraph" style:parent-style-name="Heading_20_2">
      <style:text-properties officeooo:rsid="00685133"/>
    </style:style>
    <style:style style:name="P43" style:family="paragraph" style:parent-style-name="Heading_20_3">
      <style:text-properties officeooo:paragraph-rsid="00ac9467"/>
    </style:style>
    <style:style style:name="T1" style:family="text">
      <style:text-properties fo:color="#000000" style:font-name="Consolas1" fo:font-size="9.5pt" fo:background-color="#ffffff" loext:char-shading-value="0" style:font-size-asian="9.5pt"/>
    </style:style>
    <style:style style:name="T2" style:family="text">
      <style:text-properties fo:color="#000000" style:font-name="Consolas1" fo:font-size="9.5pt" officeooo:rsid="0070e89d" fo:background-color="#ffffff" loext:char-shading-value="0" style:font-size-asian="9.5pt"/>
    </style:style>
    <style:style style:name="T3" style:family="text">
      <style:text-properties fo:color="#000000" style:font-name="Consolas1" fo:font-size="9.5pt" officeooo:rsid="0076f3f6" fo:background-color="#ffffff" loext:char-shading-value="0" style:font-size-asian="9.5pt"/>
    </style:style>
    <style:style style:name="T4" style:family="text">
      <style:text-properties fo:color="#000000" style:font-name="Consolas1" fo:font-size="9.5pt" officeooo:rsid="0082274b" fo:background-color="#ffffff" loext:char-shading-value="0" style:font-size-asian="9.5pt"/>
    </style:style>
    <style:style style:name="T5" style:family="text">
      <style:text-properties fo:color="#000000" style:font-name="Consolas1" fo:font-size="9.5pt" officeooo:rsid="008e5938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8fbd8a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984985" fo:background-color="#ffffff" loext:char-shading-value="0" style:font-size-asian="9.5pt"/>
    </style:style>
    <style:style style:name="T8" style:family="text">
      <style:text-properties fo:color="#2b91af" style:font-name="Consolas1" fo:font-size="9.5pt" fo:background-color="#ffffff" loext:char-shading-value="0" style:font-size-asian="9.5pt"/>
    </style:style>
    <style:style style:name="T9" style:family="text">
      <style:text-properties fo:color="#2b91af" style:font-name="Consolas1" fo:font-size="9.5pt" officeooo:rsid="00759265" fo:background-color="#ffffff" loext:char-shading-value="0" style:font-size-asian="9.5pt"/>
    </style:style>
    <style:style style:name="T10" style:family="text">
      <style:text-properties fo:color="#2b91af" style:font-name="Consolas1" fo:font-size="9.5pt" officeooo:rsid="00b3e72e" fo:background-color="#ffffff" loext:char-shading-value="0" style:font-size-asian="9.5pt"/>
    </style:style>
    <style:style style:name="T11" style:family="text">
      <style:text-properties fo:color="#808080" style:font-name="Consolas1" fo:font-size="9.5pt" fo:background-color="#ffffff" loext:char-shading-value="0" style:font-size-asian="9.5pt"/>
    </style:style>
    <style:style style:name="T12" style:family="text">
      <style:text-properties fo:color="#0000ff" style:font-name="Consolas1" fo:font-size="9.5pt" fo:background-color="#ffffff" loext:char-shading-value="0" style:font-size-asian="9.5pt"/>
    </style:style>
    <style:style style:name="T13" style:family="text">
      <style:text-properties officeooo:rsid="0061c636"/>
    </style:style>
    <style:style style:name="T14" style:family="text">
      <style:text-properties officeooo:rsid="00685133"/>
    </style:style>
    <style:style style:name="T15" style:family="text">
      <style:text-properties officeooo:rsid="006b38e5"/>
    </style:style>
    <style:style style:name="T16" style:family="text">
      <style:text-properties officeooo:rsid="006c5347"/>
    </style:style>
    <style:style style:name="T17" style:family="text">
      <style:text-properties officeooo:rsid="006dc87a"/>
    </style:style>
    <style:style style:name="T18" style:family="text">
      <style:text-properties officeooo:rsid="007fd815"/>
    </style:style>
    <style:style style:name="T19" style:family="text">
      <style:text-properties officeooo:rsid="0080c698"/>
    </style:style>
    <style:style style:name="T20" style:family="text">
      <style:text-properties officeooo:rsid="00847f35"/>
    </style:style>
    <style:style style:name="T21" style:family="text">
      <style:text-properties officeooo:rsid="0087cafc"/>
    </style:style>
    <style:style style:name="T22" style:family="text">
      <style:text-properties officeooo:rsid="008dc2ee"/>
    </style:style>
    <style:style style:name="T23" style:family="text">
      <style:text-properties fo:color="#008000" style:font-name="Consolas1" fo:font-size="9.5pt" fo:background-color="#ffffff" loext:char-shading-value="0" style:font-size-asian="9.5pt"/>
    </style:style>
    <style:style style:name="T24" style:family="text">
      <style:text-properties fo:color="#008000" style:font-name="Consolas1" fo:font-size="9.5pt" officeooo:rsid="008e5938" fo:background-color="#ffffff" loext:char-shading-value="0" style:font-size-asian="9.5pt"/>
    </style:style>
    <style:style style:name="T25" style:family="text">
      <style:text-properties fo:color="#008000" style:font-name="Consolas1" fo:font-size="9.5pt" officeooo:rsid="00b9ee24" fo:background-color="#ffffff" loext:char-shading-value="0" style:font-size-asian="9.5pt"/>
    </style:style>
    <style:style style:name="T26" style:family="text">
      <style:text-properties officeooo:rsid="00913d1a"/>
    </style:style>
    <style:style style:name="T27" style:family="text">
      <style:text-properties officeooo:rsid="00943d87"/>
    </style:style>
    <style:style style:name="T28" style:family="text">
      <style:text-properties officeooo:rsid="00950a66"/>
    </style:style>
    <style:style style:name="T29" style:family="text">
      <style:text-properties officeooo:rsid="009608bb"/>
    </style:style>
    <style:style style:name="T30" style:family="text">
      <style:text-properties officeooo:rsid="00a27b9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aa7f3b"/>
    </style:style>
    <style:style style:name="T33" style:family="text">
      <style:text-properties officeooo:rsid="00aff6c8"/>
    </style:style>
    <style:style style:name="T34" style:family="text">
      <style:text-properties officeooo:rsid="00bcf664"/>
    </style:style>
    <style:style style:name="T35" style:family="text">
      <style:text-properties officeooo:rsid="00bee9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2"><text:span text:style-name="T35">Low level a</text:span>ccess <text:span text:style-name="T34">to </text:span>memory block content</text:h>
      <text:p text:style-name="P1">1<text:span text:style-name="T14">90622</text:span>, updated <text:span text:style-name="T13">23</text:span>.<text:span text:style-name="T13">6</text:span>.2019/pekka</text:p>
      <text:p text:style-name="P17">Memory block content is <text:span text:style-name="T15">t</text:span>he actual data to be transferred. <text:span text:style-name="T15">It is accessed using functions, which change the content and cause changes to be propagated. </text:span></text:p>
      <text:h text:style-name="Heading_20_3" text:outline-level="3">Writing data to be transferred</text:h>
      <text:p text:style-name="P23">The ioc_write is the generic function to set data to be transferred. </text:p>
      <text:p text:style-name="P3"/>
      <text:p text:style-name="P40"><text:span text:style-name="T12">void</text:span><text:span text:style-name="T1"> ioc_write(</text:span></text:p>
      <text:p text:style-name="P40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40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40"><text:span text:style-name="T1"><text:s text:c="4"/></text:span><text:span text:style-name="T8">os_uchar</text:span><text:span text:style-name="T1"> *</text:span><text:span text:style-name="T11">buf</text:span><text:span text:style-name="T1">,</text:span></text:p>
      <text:p text:style-name="P40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9"/>
      <text:p text:style-name="P11">There are simple funtions to set one typed value. These set 8 bit integer value (1 bytes), 16 bit integer value (2 bytes), <text:s/>32 bit integer value (4 bytes), <text:s/>64 bit integer value (4 bytes) and 32 bit floating point value (4 bytes). <text:s/>These functions take care that values are stored <text:span text:style-name="T31">least significant byte first</text:span> order within memory block, regardless of processor architecture. These functions convert longer (or same length) integer type, so we do not need to care wether value is signed or unsigned. </text:p>
      <text:p text:style-name="P5"/>
      <text:p text:style-name="P36"><text:span text:style-name="T12">void</text:span><text:span text:style-name="T1"> ioc_set8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16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32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</text:span><text:span text:style-name="T3">64</text:span><text:span text:style-name="T1">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64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</text:span><text:span text:style-name="T2">f</text:span><text:span text:style-name="T4">loat</text:span><text:span text:style-name="T1">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</text:span><text:span text:style-name="T10">float</text:span><text:span text:style-name="T9"> </text:span><text:span text:style-name="T11">value</text:span><text:span text:style-name="T1">);</text:span></text:p>
      <text:p text:style-name="P28"/>
      <text:h text:style-name="Heading_20_3" text:outline-level="3">Writing string</text:h>
      <text:p text:style-name="P21">String is written <text:span text:style-name="T20">by ioc_write() function:</text:span></text:p>
      <text:p text:style-name="P21"/>
      <text:p text:style-name="P36"><text:span text:style-name="T12">void</text:span><text:span text:style-name="T1"> ioc_setstring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char</text:span><text:span text:style-name="T1"> *</text:span><text:span text:style-name="T11">st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4"><text:soft-page-break/></text:p>
      <text:p text:style-name="P24">For example: </text:p>
      <text:p text:style-name="P19"/>
      <text:p text:style-name="P25"><text:tab/>ioc_clear(mblk, addr, “teststrings”, 10);</text:p>
      <text:p text:style-name="P20"/>
      <text:p text:style-name="P22"><text:span text:style-name="T30">The example above writes always 10 bytes to wipe out any previous value. Resulting string in memory block has maximum nine characters followed by at least one ‘\0’ character. </text:span>Strings should be <text:span text:style-name="T31">UTF-8 encoded</text:span> and always <text:span text:style-name="T31">terminated with ‘\0’ character</text:span>. </text:p>
      <text:p text:style-name="P18"/>
      <text:h text:style-name="Heading_20_3" text:outline-level="3">Writing arrays</text:h>
      <text:p text:style-name="P7">Writing arrays element at a time is somewhat waste or processor time and if <text:span text:style-name="T16">IOC_AUTO_SEND flag </text:span>is set, generates extra data transfers. <text:s/><text:span text:style-name="T27">Use functions to write typed arrays into memory block:</text:span></text:p>
      <text:p text:style-name="P7"/>
      <text:p text:style-name="P36"><text:span text:style-name="T12">void</text:span><text:span text:style-name="T1"> ioc_setarray16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short</text:span><text:span text:style-name="T1"> *</text:span><text:span text:style-name="T11">ar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setarray32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setfloatarray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floa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7"/>
      <text:p text:style-name="P34"><text:span text:style-name="T32">Here n is number of array elements, not number of bytes. </text:span>You may notice that array functions for bytes and for 64 bit integers are missing. For simple byte data this <text:span text:style-name="T18">i</text:span>s <text:span text:style-name="T18">because the function would be the </text:span>same as <text:span text:style-name="T18">ioc_</text:span>write<text:span text:style-name="T18">()</text:span>. <text:span text:style-name="T19">Reason for missing 64 bit array function is that I cannot imagine where it would be needed (can be added if someone really needs it).</text:span></text:p>
      <text:h text:style-name="Heading_20_3" text:outline-level="3">Clearing <text:span text:style-name="T33">range in memory block</text:span></text:h>
      <text:p text:style-name="P35">The ioc_clear() function sets range of bytes starting from address given as argument to zero. This is preferred way to clear memory block data.</text:p>
      <text:p text:style-name="P32"/>
      <text:p text:style-name="P36"><text:span text:style-name="T12">void</text:span><text:span text:style-name="T1"> ioc_clear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h text:style-name="P43" text:outline-level="3">Propagating writes to transfer<text:span text:style-name="T28">s</text:span></text:h>
      <text:p text:style-name="P6">Propagating changes is done by ioc_send() function. This function is called automatically if IOC_AUTO_SEND flag was given when the memory block was initialized. <text:span text:style-name="T17">Similarly received data is propagated by ioc_receive() function, and flag to call it automatically is <text:s/></text:span>IOC_AUTO_<text:span text:style-name="T17">RECEIVE.</text:span></text:p>
      <text:h text:style-name="Heading_20_3" text:outline-level="3"><text:soft-page-break/>Reading received data</text:h>
      <text:p text:style-name="P9">Similarly to writin<text:span text:style-name="T21">g</text:span> to outgoing memory block, we can read incoming memory block. Data can also be read from outgoing memory block, but never write to incoming memory block. <text:span text:style-name="T26">Generic read function is as:</text:span></text:p>
      <text:p text:style-name="P9"/>
      <text:p text:style-name="P36"><text:span text:style-name="T12">void</text:span><text:span text:style-name="T1"> ioc_read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uchar</text:span><text:span text:style-name="T1"> *</text:span><text:span text:style-name="T11">buf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9"/>
      <text:p text:style-name="P26">The read functions for simple values are:</text:p>
      <text:p text:style-name="P8"/>
      <text:p text:style-name="P36"><text:span text:style-name="T8">os_int</text:span><text:span text:style-name="T1"> ioc_get8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8u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16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16u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32(</text:span></text:p>
      <text:p text:style-name="P36"><text:span text:style-name="T1"><text:s text:c="4"/></text:span><text:span text:style-name="T8">iocMemoryBlock</text:span><text:span text:style-name="T1"> * 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64</text:span><text:span text:style-name="T1"> ioc_get64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</text:span></text:p>
      <text:p text:style-name="P36"/>
      <text:p text:style-name="P36"><text:span text:style-name="T8">os_float</text:span><text:span text:style-name="T1"> ioc_getfloat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12">void</text:span><text:span text:style-name="T1"> ioc_getstring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char</text:span><text:span text:style-name="T1"> *</text:span><text:span text:style-name="T11">st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0"/>
      <text:p text:style-name="P10">When reading, we may convert to longer integer type, thus sign conversion matters. Thus there are unsigned version of ioc_get8u, ioc_get16u and ioc_get32u. 64 bit integers are assument to be always signed.</text:p>
      <text:p text:style-name="P10"/>
      <text:h text:style-name="Heading_20_3" text:outline-level="3">Reading arrays</text:h>
      <text:p text:style-name="P12">Same as for writing, data can be read as arrays. <text:span text:style-name="T32">Here n is number of elements, not number of bytes.</text:span></text:p>
      <text:p text:style-name="P10"/>
      <text:p text:style-name="P36"><text:span text:style-name="T12">void</text:span><text:span text:style-name="T1"> ioc_getarray16(</text:span></text:p>
      <text:p text:style-name="P36"><text:soft-page-break/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short</text:span><text:span text:style-name="T1"> *</text:span><text:span text:style-name="T11">ar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getarray32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in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getfloatarray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floa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1"/>
      <text:h text:style-name="Heading_20_3" text:outline-level="3">Detecting received data <text:span text:style-name="T29">using callback function</text:span></text:h>
      <text:p text:style-name="P13">Using callback function <text:span text:style-name="T22">to react to received data is usually much more efficient than polling for changes. Application implemened callback function could be something like:</text:span></text:p>
      <text:p text:style-name="P13"/>
      <text:p text:style-name="P36"><text:span text:style-name="T12">static</text:span><text:span text:style-name="T1"> </text:span><text:span text:style-name="T12">void</text:span><text:span text:style-name="T1"> iocontroller_callback(</text:span></text:p>
      <text:p text:style-name="P36"><text:span text:style-name="T1"><text:s text:c="4"/></text:span><text:span text:style-name="T12">struct</text:span><text:span text:style-name="T1"> 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start_add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end_addr</text:span><text:span text:style-name="T1">,</text:span></text:p>
      <text:p text:style-name="P36"><text:span text:style-name="T1"><text:s text:c="4"/></text:span><text:span text:style-name="T8">os_ushort</text:span><text:span text:style-name="T1"> </text:span><text:span text:style-name="T11">flags</text:span><text:span text:style-name="T1">,</text:span></text:p>
      <text:p text:style-name="P36"><text:span text:style-name="T1"><text:s text:c="4"/></text:span><text:span text:style-name="T12">void</text:span><text:span text:style-name="T1"> *</text:span><text:span text:style-name="T11">context</text:span><text:span text:style-name="T1">)</text:span></text:p>
      <text:p text:style-name="P38">{</text:p>
      <text:p text:style-name="P37"><text:span text:style-name="T1"><text:s text:c="4"/></text:span><text:span text:style-name="T23">/* Echo 2 bytes at address 2 back to IO board address 1</text:span><text:span text:style-name="T24">1</text:span><text:span text:style-name="T23">. This happens </text:span></text:p>
      <text:p text:style-name="P37"><text:span text:style-name="T23"><text:s text:c="8"/>practically </text:span><text:span text:style-name="T25">immediately.</text:span></text:p>
      <text:p text:style-name="P39"><text:s text:c="5"/>*/</text:p>
      <text:p text:style-name="P36"><text:span text:style-name="T1"><text:s text:c="4"/></text:span><text:span text:style-name="T12">if</text:span><text:span text:style-name="T1"> (</text:span><text:span text:style-name="T11">end_addr</text:span><text:span text:style-name="T1"> &gt;= 2 &amp;&amp; </text:span><text:span text:style-name="T11">start_addr</text:span><text:span text:style-name="T1"> &lt; 2 + 2)</text:span></text:p>
      <text:p text:style-name="P36"><text:s text:c="4"/>{</text:p>
      <text:p text:style-name="P36"><text:span text:style-name="T1"><text:s text:c="8"/></text:span><text:span text:style-name="T5">os_int </text:span><text:span text:style-name="T1">command_echo = ioc_get16(</text:span><text:span text:style-name="T11">mblk</text:span><text:span text:style-name="T1">, 2);</text:span></text:p>
      <text:p text:style-name="P36"><text:s text:c="8"/>ioc_set16(c-&gt;outputs, 11, command_echo);</text:p>
      <text:p text:style-name="P36"><text:s text:c="4"/>}</text:p>
      <text:p text:style-name="P36">}</text:p>
      <text:p text:style-name="P33"/>
      <text:p text:style-name="P15">Use ioc_add_callback to set the callback function:</text:p>
      <text:p text:style-name="P13"/>
      <text:p text:style-name="P36"><text:span text:style-name="T1">ioc_add_callback(</text:span><text:span text:style-name="T6">mblk</text:span><text:span text:style-name="T1">, iocontroller_callback, </text:span><text:span text:style-name="T7">OS_NULL</text:span><text:span text:style-name="T1">);</text:span></text:p>
      <text:p text:style-name="P14"/>
      <text:p text:style-name="P16">There are few things to be aware of when using callbacks:</text:p>
      <text:list xml:id="list702856701" text:style-name="L1">
        <text:list-item>
          <text:p text:style-name="P41">Callback <text:span text:style-name="T31">must return almost immediately</text:span>, it cannot have long processing and even debug prints slow down communication significantly. If callback needs to initiate loger process, trigger an event or set a flag from the callback function.</text:p>
        </text:list-item>
        <text:list-item>
          <text:p text:style-name="P41">In multithread operation, the <text:span text:style-name="T31">callback function can is called by other thread</text:span> than which runs the sequence. Typically thread running the communication. </text:p>
        </text:list-item>
      </text:list>
      <text:p text:style-name="P13"/>
      <text:h text:style-name="Heading_20_3" text:outline-level="3">About thread safety</text:h>
      <text:p text:style-name="P2">If multithreading support is enabled for eosal and iocom when compiling, memory block access is thread safe. These functions can be called from multiple thread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30T23:44:49.056337428</dc:date>
    <meta:editing-duration>PT14H34M33S</meta:editing-duration>
    <meta:editing-cycles>165</meta:editing-cycles>
    <meta:generator>LibreOffice/6.2.4.2$Linux_X86_64 LibreOffice_project/20$Build-2</meta:generator>
    <meta:document-statistic meta:table-count="0" meta:image-count="0" meta:object-count="0" meta:page-count="4" meta:paragraph-count="144" meta:word-count="850" meta:character-count="5887" meta:non-whitespace-character-count="4817"/>
  </office:meta>
</office:document-meta>
</file>